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cm" style:contextual-spacing="false" fo:text-align="center" style:justify-single-word="false"/>
      <style:text-properties style:font-name="DejaVu Sans" fo:font-weight="bold" officeooo:rsid="00174444" officeooo:paragraph-rsid="0017fa8d" style:font-weight-asian="bold" style:font-weight-complex="bold"/>
    </style:style>
    <style:style style:name="P2" style:family="paragraph" style:parent-style-name="Standard">
      <style:text-properties style:font-name="DejaVu Sans" officeooo:paragraph-rsid="003cf8b5"/>
    </style:style>
    <style:style style:name="P3" style:family="paragraph" style:parent-style-name="Standard">
      <style:text-properties style:font-name="DejaVu Sans" officeooo:paragraph-rsid="0039f5fc"/>
    </style:style>
    <style:style style:name="T1" style:family="text">
      <style:text-properties officeooo:rsid="0019570b"/>
    </style:style>
    <style:style style:name="T2" style:family="text">
      <style:text-properties officeooo:rsid="003b28c3"/>
    </style:style>
    <style:style style:name="T3" style:family="text">
      <style:text-properties fo:font-weight="normal" officeooo:rsid="003b28c3" style:font-weight-asian="normal" style:font-weight-complex="normal"/>
    </style:style>
    <style:style style:name="T4" style:family="text">
      <style:text-properties officeooo:rsid="00174444"/>
    </style:style>
    <style:style style:name="T5" style:family="text">
      <style:text-properties officeooo:rsid="00198fcb"/>
    </style:style>
    <style:style style:name="T6" style:family="text">
      <style:text-properties officeooo:rsid="0020447c"/>
    </style:style>
    <style:style style:name="T7" style:family="text">
      <style:text-properties officeooo:rsid="001e4df9"/>
    </style:style>
    <style:style style:name="T8" style:family="text">
      <style:text-properties officeooo:rsid="00268b00"/>
    </style:style>
    <style:style style:name="T9" style:family="text">
      <style:text-properties officeooo:rsid="0027c15f"/>
    </style:style>
    <style:style style:name="T10" style:family="text">
      <style:text-properties officeooo:rsid="002a939f"/>
    </style:style>
    <style:style style:name="T11" style:family="text">
      <style:text-properties officeooo:rsid="0029adf4"/>
    </style:style>
    <style:style style:name="T12" style:family="text">
      <style:text-properties officeooo:rsid="002b5987"/>
    </style:style>
    <style:style style:name="T13" style:family="text">
      <style:text-properties officeooo:rsid="002d04ff"/>
    </style:style>
    <style:style style:name="T14" style:family="text">
      <style:text-properties officeooo:rsid="002deeb3"/>
    </style:style>
    <style:style style:name="T15" style:family="text">
      <style:text-properties officeooo:rsid="002e6deb"/>
    </style:style>
    <style:style style:name="T16" style:family="text">
      <style:text-properties officeooo:rsid="002fd1fb"/>
    </style:style>
    <style:style style:name="T17" style:family="text">
      <style:text-properties officeooo:rsid="0030c4ff"/>
    </style:style>
    <style:style style:name="T18" style:family="text">
      <style:text-properties officeooo:rsid="0039f5fc"/>
    </style:style>
    <style:style style:name="T19" style:family="text">
      <style:text-properties officeooo:rsid="0031e8dd"/>
    </style:style>
    <style:style style:name="T20" style:family="text">
      <style:text-properties officeooo:rsid="0032fef1"/>
    </style:style>
    <style:style style:name="T21" style:family="text">
      <style:text-properties officeooo:rsid="0017fa8d"/>
    </style:style>
    <style:style style:name="T22" style:family="text">
      <style:text-properties officeooo:rsid="00357d48"/>
    </style:style>
    <style:style style:name="T23" style:family="text">
      <style:text-properties officeooo:rsid="0039d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Úvaha — <text:span text:style-name="T1">D</text:span>omov <text:span text:style-name="T2">(</text:span><text:span text:style-name="T3">Kde jsem doma já?</text:span><text:span text:style-name="T2">)</text:span></text:p>
      <text:p text:style-name="P2"><text:tab/>Kde jsem doma já? <text:span text:style-name="T4">Co je pro mě domov? </text:span>To <text:span text:style-name="T5">jsou</text:span> otázk<text:span text:style-name="T5">y</text:span>, nad kter<text:span text:style-name="T5">ýma jsem </text:span>už <text:span text:style-name="T4">párkrát </text:span>přemýšlel. Je domov jen místo, kde bydlím<text:span text:style-name="T4">e </text:span><text:span text:style-name="T5">ne</text:span>bo je to něco víc? Pro mě osobně domov není jen adresa, není to jen <text:span text:style-name="T4">b</text:span>yt <text:span text:style-name="T5">v Jílovém</text:span> <text:span text:style-name="T4">ve kterém žiju</text:span>, kde mám <text:span text:style-name="T6">své </text:span>věci <text:span text:style-name="T4">a</text:span><text:span text:style-name="T7"> postel, ve které </text:span><text:span text:style-name="T4">spím</text:span>. Domov je pro mě <text:span text:style-name="T4">spíš</text:span> pocit — pocit bezpečí, pohody a klidu <text:span text:style-name="T8">na programování</text:span>. Není to konkrétn<text:span text:style-name="T9">ě to</text:span> místo, ale spíš stav, kdy se cítím dobře a mohu si oddechnout od všeho kolem.</text:p>
      <text:p text:style-name="P2"><text:line-break/><text:tab/>Proč je domov tak důležitý? <text:span text:style-name="T4">Podle mého názoru, k</text:span>aždý člověk <text:span text:style-name="T10">by měl mít</text:span> někde svoje útočiště, kde se cítí v bezpečí a kde může být sám sebou. Pro někoho to může být <text:span text:style-name="T4">rodinný </text:span>dům, pro <text:span text:style-name="T11">jiné</text:span> <text:span text:style-name="T4">vlastní </text:span>byt, kde žije s přáteli nebo partnerem. <text:span text:style-name="T4">Kdybych si musel nutně </text:span><text:span text:style-name="T12">popsat domov jako </text:span><text:span text:style-name="T4">místo, tak bych si </text:span><text:span text:style-name="T12">vybral </text:span>místo, kde jsem obklopený lidmi, které mám rád — <text:span text:style-name="T13">ať už </text:span>rodinou, přáteli nebo přítelkyní. Tam, kde můžu být uvolněný, kde <text:span text:style-name="T14">se </text:span>nemusím přetvařovat a kde vím, že mě někdo podpoří, když to budu potřebovat.<text:line-break/><text:line-break/><text:tab/>Ale co když se někde necítím dobře, i když tam bydlím? Znamená to, že to není můj domov? Podle mě ano. Domov přece není jen o tom, kde máme svůj pokoj, <text:span text:style-name="T15">postel nebo náš oblíbený počítač</text:span>. <text:span text:style-name="T4">Někdy se může stát</text:span>, že žijeme někde, ale necítíme tam <text:span text:style-name="T16">pohodu</text:span> <text:span text:style-name="T4">ani žádné pouto k nikomu a ničemu</text:span>. Naopak, někdy se můžeme cítit jako doma i na místě, kde jsme poprvé, pokud tam jsou lidé, kteří nám <text:span text:style-name="T17">dávají právě ten </text:span>pocit bezpečí a pohody.</text:p>
      <text:p text:style-name="P3"><text:s/></text:p>
      <text:p text:style-name="P3"><text:span text:style-name="T18"><text:tab/>Na závěr</text:span><text:span text:style-name="T19"> bych </text:span><text:span text:style-name="T18">to </text:span><text:span text:style-name="T19">řekl </text:span><text:span text:style-name="T20">nejspíš</text:span><text:span text:style-name="T19"> takhle. N</text:span><text:span text:style-name="T21">emělo by to být</text:span> jen místo, ale i lidé, pocity <text:span text:style-name="T22">a </text:span><text:span text:style-name="T21">vzpomínky</text:span>, které s <text:span text:style-name="T21">t</text:span>ím <text:span text:style-name="T21">místem </text:span>máme spojené. A pokud se někdy stane, že ztratíme ten pocit domova, možná bychom se neměli ptát, <text:span text:style-name="T21">jestli to je tím </text:span>kde jsme, ale spíš <text:span text:style-name="T21">tím </text:span>s kým <text:span text:style-name="T21">tam </text:span>jsme. Protože domov není jen o <text:span text:style-name="T23">těch zdech a místnostech</text:span>, ale hlavně o tom, <text:span text:style-name="T21">kdo </text:span><text:span text:style-name="T23">je s námi sdílí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08:36.815000000</meta:creation-date>
    <dc:date>2025-04-07T09:13:09.792000000</dc:date>
    <meta:editing-duration>PT35M38S</meta:editing-duration>
    <meta:editing-cycles>28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5" meta:word-count="333" meta:character-count="1764" meta:non-whitespace-character-count="1425"/>
  </office:meta>
</office:document-meta>
</file>